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1cc9" officeooo:paragraph-rsid="001d1cc9"/>
    </style:style>
    <style:style style:name="P2" style:family="paragraph" style:parent-style-name="Standard">
      <style:text-properties officeooo:rsid="001dd6e8" officeooo:paragraph-rsid="001dd6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PI Process </text:p>
      <text:p text:style-name="P1">- Program counter</text:p>
      <text:p text:style-name="P1">- Address Space</text:p>
      <text:p text:style-name="P1">- Explicit message passing for communication</text:p>
      <text:p text:style-name="P1"/>
      <text:p text:style-name="P2">MPI Concepts</text:p>
      <text:p text:style-name="P2">- Group : Set of proccesses that communicate together</text:p>
      <text:p text:style-name="P2">- Context : Similar to frequency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0T08:30:45.138000000</meta:creation-date>
    <dc:date>2020-03-14T00:40:19.579000000</dc:date>
    <meta:editing-duration>P3DT15H49M24S</meta:editing-duration>
    <meta:editing-cycles>1</meta:editing-cycles>
    <meta:document-statistic meta:table-count="0" meta:image-count="0" meta:object-count="0" meta:page-count="1" meta:paragraph-count="7" meta:word-count="31" meta:character-count="186" meta:non-whitespace-character-count="160"/>
    <meta:generator>LibreOffice/6.3.3.2$Windows_X86_64 LibreOffice_project/a64200df03143b798afd1ec74a12ab50359878ed</meta:generator>
  </office:meta>
</office:document-meta>
</file>